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jpeg" manifest:full-path="Pictures/1000000000000280000001E01D1CCF96.jpg"/>
  <manifest:file-entry manifest:media-type="image/png" manifest:full-path="Pictures/1000000000000511000001DFA791AF21.png"/>
  <manifest:file-entry manifest:media-type="image/png" manifest:full-path="Pictures/1000000000000511000001DFB0CF40F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omyślnie">
        <draw:frame draw:style-name="gr1" draw:text-style-name="P1" draw:layer="layout" svg:width="6.8cm" svg:height="5.1cm" svg:x="0.1cm" svg:y="5.3cm">
          <draw:image xlink:href="Pictures/1000000000000280000001E01D1CCF96.jpg" xlink:type="simple" xlink:show="embed" xlink:actuate="onLoad">
            <text:p/>
          </draw:image>
        </draw:frame>
        <draw:frame draw:style-name="gr1" draw:text-style-name="P1" draw:layer="layout" svg:width="6.8cm" svg:height="2.5cm" svg:x="0.1cm" svg:y="0.1cm">
          <draw:image xlink:href="Pictures/1000000000000511000001DFA791AF21.png" xlink:type="simple" xlink:show="embed" xlink:actuate="onLoad">
            <text:p/>
          </draw:image>
        </draw:frame>
        <draw:frame draw:style-name="gr1" draw:text-style-name="P1" draw:layer="layout" svg:width="6.8cm" svg:height="2.5cm" svg:x="0.1cm" svg:y="2.7cm">
          <draw:image xlink:href="Pictures/1000000000000511000001DFB0CF40F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cm" fo:page-height="10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ciej Stefańczyk</meta:initial-creator>
    <meta:creation-date>2011-06-23T14:25:03</meta:creation-date>
    <dc:date>2011-09-05T21:34:21</dc:date>
    <dc:creator>Maciej Stefańczyk</dc:creator>
    <meta:editing-duration>PT00H09M02S</meta:editing-duration>
    <meta:editing-cycles>2</meta:editing-cycles>
    <meta:generator>OpenOffice.org/3.2$Unix OpenOffice.org_project/320m12$Build-9483</meta:generator>
    <meta:document-statistic meta:object-count="3"/>
  </office:meta>
</office:document-meta>
</file>